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Heading_20_2">
      <style:paragraph-properties fo:text-align="justify" style:justify-single-word="false"/>
    </style:style>
    <style:style style:name="P3" style:family="paragraph" style:parent-style-name="Heading_20_4">
      <style:paragraph-properties fo:text-align="justify" style:justify-single-word="false" fo:break-before="page"/>
    </style:style>
    <style:style style:name="P4" style:family="paragraph" style:parent-style-name="Text_20_body">
      <style:paragraph-properties fo:text-align="justify" style:justify-single-word="false"/>
    </style:style>
    <style:style style:name="P5" style:family="paragraph" style:parent-style-name="Text_20_body" style:list-style-name="L1">
      <style:paragraph-properties fo:text-align="justify" style:justify-single-word="false"/>
    </style:style>
    <text:list-style style:name="L1">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2">Recursos:</text:h>
      <text:list text:style-name="L1">
        <text:list-item>
          <text:p text:style-name="P5">Monitor Touch Screen disponible desde $6,727.25 - $8,000.00</text:p>
          <text:p text:style-name="P5">El hardware es básicamente un mouse integrado a un monitor. El plug del monitor es via serial y la de la interfaz touchscreen a través de USB. Esto facilita la navegación con menús diseñados por botones exclusivamente, permite el desarrollo de un GUI mas intuitiva</text:p>
        </text:list-item>
        <text:list-item>
          <text:p text:style-name="P5">Lector e impresora de código de barras desde $4,890.00:</text:p>
          <text:p text:style-name="P5">El Lector de códigos de barras funciona via USB, y es detectado como un teclado USB. Para cada dígito “escribe” el número o letra correspondiente y al final de la secuencia escribe un “enter”. Esto facilita su aplicación y adaptación a prácticamente cualquier sistema. La mayoría de las impresoras utilizan sistema interfaz paralela, aunque el uso de este periférico se ha depreciado en los últimos años sigue representado la mejor opción para dispositivos de impresión ya que no requiere de inicialización como los puertos USB ya que es reconocida desde el arranque aun por las versiones de BIOS mas antiguas. El uso del lector junto con el de la impresora de códigos de barras proporcionan un control muy rápido, confiable, económico para aplicaciones del tipo de registro 'uno a uno' ya que las mas de 37^15 posibles combinaciones para un código de barras estándar aseguran que los registros no se duplicarán</text:p>
        </text:list-item>
      </text:list>
      <text:p text:style-name="P1">Otras opciones fueron analizadas como la implementación de dispositivos handheld, o el uso de alguna clase de identificación personal, opción que debe de ser revisada a fondo, pero la adquisición de varias decenas de dispositivos o cuan propensas pueden llegar a ser estas dos opciones las hace facilmente descartables tanto por costo como por ser poco practicas.</text:p>
      <text:h text:style-name="P3" text:outline-level="4">Implementación:</text:h>
      <text:p text:style-name="P1">Desde el punto de vista del desarrollo de software es completamente viable el desarrollo del sistema. Pero es necesario saber de antemano que clase de periféricos se prefieren utilizar ya que de lo contrario podría resultar en una GUI incomoda o de difícil acceso. Por ejemplo en el caso de optar por una interfaz touchscreen se debería de desarrollar una GUI orientada a botones, menús navegados exclusivamente a través de botones y poco o incluso nulo uso del teclado (aunque no se puede descartar completamente este ultimo). Pero de utilizar una interfaz tipo touchscreen una GUI mas clásica, donde la mayoría de las operaciones sean mas fácilmente accesibles por el teclado, es definitivamente mas fácil y rápida de utilizar. </text:p>
      <text:p text:style-name="P1">Mientras que el touchscreen es prescindible no se puede descartar tan fácilmente la implementación de cosas tan simples como códigos de barras principalmente porque son la opción mas sencilla tal como será expuesto a continuación en el desarrollo.</text:p>
      <text:h text:style-name="Heading_20_2" text:outline-level="2">Desarrollo:</text:h>
      <text:p text:style-name="P1">Los códigos de barras son una opción interesante ya que son fáciles de usar, fáciles de imprimir y lo mas importante, para términos del sistema, permiten un registro virtualmente único. En primer lugar se puede asociar un auto a un número en particular y evidentemente un auto a un cliente, por ejemplo: Un cliente llega por primera vez a dejar su auto. En ese momento el sistema imprime dos códigos de barras, uno en forma de etiqueta que se va a pegar al auto en algún lugar visible y otro en un 'ticket' con datos como la hora de entrada, el costo por hora, etc. A la salida el cliente entrega su ticket que esta asociado directamente con su auto del cual el sistema tiene registrado en que lugar se estaciono y cuanto tiempo ha estado estacionado. Entonces se le entrega su auto. A la siguiente ocasión que llegue el mismo cliente con su auto ya marcado con la etiqueta solo se desliza el lector sobre el código del auto y se imprime el ticket del cliente, a la vez se realizan estadísticas sobre la frecuencia con la que el <text:soft-page-break/>usuario ha asistido para incluirlo en alguna forma de plan de beneficios si el caso lo amerita.</text:p>
      <text:p text:style-name="P1">Todo es controlado por el sistema como el lugar donde se estacionara el automóvil, al estar asociado un auto a un cajón garantiza siempre saber que cajones están disponibles y optimizar la manera en que los mismos se acomodan, desde luego siempre asignando los cajones mas cercanos a los clientes mas frecuentes para que el tiempo de entrega de su auto sea el menor posible.</text:p>
      <text:h text:style-name="Heading_20_2" text:outline-level="2">Primeros comentarios:</text:h>
      <text:p text:style-name="P1">El desarrollo de un algoritmo para asignar los cajones a los autos debe ser una prioridad y el resultado debe de ser eficiente y rápido.</text:p>
      <text:p text:style-name="P1">El uso de identificaciones personales para controlar el acceso de los usuarios frecuentes es una buena opción en el caso de que estos manejen varios autos. Otra solución para este problema es permitir una relación 'uno a varios' en lugar de 'uno a uno' para relacionar autos y usuarios</text:p>
      <text:p text:style-name="P1">Es necesario el uso de una maquina que desempeñe exclusivamente la función de control de los aut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Nimbus Roman No9 L" fo:font-size="12pt" fo:language="es" fo:country="MX"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mm" fo:margin-bottom="2.12mm" fo:line-height="200%"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3.81mm"/>
      </text:outline-level-style>
      <text:outline-level-style text:level="2" style:num-format="">
        <style:list-level-properties text:min-label-distance="3.81mm"/>
      </text:outline-level-style>
      <text:outline-level-style text:level="3" style:num-format="">
        <style:list-level-properties text:min-label-distance="3.81mm"/>
      </text:outline-level-style>
      <text:outline-level-style text:level="4" style:num-format="">
        <style:list-level-properties text:min-label-distance="3.81mm"/>
      </text:outline-level-style>
      <text:outline-level-style text:level="5" style:num-format="">
        <style:list-level-properties text:min-label-distance="3.81mm"/>
      </text:outline-level-style>
      <text:outline-level-style text:level="6" style:num-format="">
        <style:list-level-properties text:min-label-distance="3.81mm"/>
      </text:outline-level-style>
      <text:outline-level-style text:level="7" style:num-format="">
        <style:list-level-properties text:min-label-distance="3.81mm"/>
      </text:outline-level-style>
      <text:outline-level-style text:level="8" style:num-format="">
        <style:list-level-properties text:min-label-distance="3.81mm"/>
      </text:outline-level-style>
      <text:outline-level-style text:level="9" style:num-format="">
        <style:list-level-properties text:min-label-distance="3.81mm"/>
      </text:outline-level-style>
      <text:outline-level-style text:level="10" style:num-format="">
        <style:list-level-properties text:min-label-distance="3.81m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pm1">
      <style:page-layout-properties fo:page-width="215.9mm" fo:page-height="279.4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6$Build-9309</meta:generator>
    <meta:initial-creator>Alan Salvador Ivan Reyes Conde</meta:initial-creator>
    <meta:creation-date>2008-06-02T21:39:40</meta:creation-date>
    <dc:creator>Alan Salvador Ivan Reyes Conde</dc:creator>
    <dc:date>2008-06-04T06:50:55</dc:date>
    <meta:editing-cycles>3</meta:editing-cycles>
    <meta:editing-duration>PT1H35M1S</meta:editing-duration>
    <meta:user-defined meta:name="Info 1"/>
    <meta:user-defined meta:name="Info 2"/>
    <meta:user-defined meta:name="Info 3"/>
    <meta:user-defined meta:name="Info 4"/>
    <meta:document-statistic meta:table-count="0" meta:image-count="0" meta:object-count="0" meta:page-count="3" meta:paragraph-count="16" meta:word-count="795" meta:character-count="4702"/>
  </office:meta>
</office:document-meta>
</file>